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fo:text-align="center"/>
      <style:text-properties style:font-name="Liberation Serif" fo:font-size="18pt" style:font-size-asian="18pt" style:font-size-complex="18pt" style:text-underline-type="single" style:text-underline-style="solid" style:text-underline-width="auto" style:text-underline-mode="continuous"/>
    </style:style>
    <style:style style:name="P2" style:parent-style-name="Überschrift1" style:family="paragraph">
      <style:text-properties style:font-name="Liberation Serif" fo:font-weight="normal" style:font-weight-asian="normal" style:font-weight-complex="normal" fo:font-size="12pt" style:font-size-asian="12pt" style:font-size-complex="12pt"/>
    </style:style>
    <style:style style:name="P3" style:parent-style-name="Überschrift1" style:family="paragraph">
      <style:text-properties style:font-name="Liberation Serif" fo:font-weight="normal" style:font-weight-asian="normal" style:font-weight-complex="normal" fo:font-size="12pt" style:font-size-asian="12pt" style:font-size-complex="12pt"/>
    </style:style>
    <style:style style:name="P4" style:parent-style-name="Überschrift1" style:family="paragraph">
      <style:text-properties style:font-name="Liberation Serif" fo:font-size="12pt" style:font-size-asian="12pt" style:font-size-complex="12pt" style:text-underline-type="single" style:text-underline-style="solid" style:text-underline-width="auto" style:text-underline-mode="continuous"/>
    </style:style>
    <style:style style:name="P5" style:parent-style-name="Textbody" style:family="paragraph"/>
    <style:style style:name="T6" style:parent-style-name="Absatz-Standardschriftart" style:family="text">
      <style:text-properties style:font-name="Arial" style:font-name-complex="Arial" fo:color="#252525" fo:font-size="10.5pt" style:font-size-asian="10.5pt" style:font-size-complex="10.5pt" fo:background-color="#FFFFFF"/>
    </style:style>
    <style:style style:name="P7" style:parent-style-name="Textbody" style:family="paragraph"/>
    <style:style style:name="P8" style:parent-style-name="Textbody" style:family="paragraph"/>
    <style:style style:name="T9" style:parent-style-name="Absatz-Standardschriftart" style:family="text">
      <style:text-properties style:font-name="Arial" style:font-name-complex="Arial" fo:color="#000000" fo:font-size="10.5pt" style:font-size-asian="10.5pt" style:font-size-complex="10.5pt" fo:background-color="#F9F9F9"/>
    </style:style>
    <style:style style:name="T10" style:parent-style-name="apple-converted-space" style:family="text">
      <style:text-properties style:font-name="Arial" style:font-name-complex="Arial" fo:color="#000000" fo:font-size="10.5pt" style:font-size-asian="10.5pt" style:font-size-complex="10.5pt" fo:background-color="#F9F9F9"/>
    </style:style>
    <style:style style:name="P11" style:parent-style-name="Textbody" style:family="paragraph"/>
    <style:style style:name="P12" style:parent-style-name="Textbody" style:family="paragraph"/>
    <style:style style:name="P13" style:parent-style-name="Überschrift1" style:family="paragraph">
      <style:text-properties style:font-name="Liberation Serif" fo:font-size="12pt" style:font-size-asian="12pt" style:font-size-complex="12pt" style:text-underline-type="single" style:text-underline-style="solid" style:text-underline-width="auto" style:text-underline-mode="continuous"/>
    </style:style>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1" style:parent-style-name="Listenabsatz" style:family="paragraph">
      <style:text-properties style:font-name-complex="Arial Unicode MS" style:font-size-complex="12pt"/>
    </style:style>
    <style:style style:name="P22" style:parent-style-name="Listenabsatz" style:family="paragraph"/>
    <style:style style:name="T23" style:parent-style-name="Absatz-Standardschriftart" style:family="text">
      <style:text-properties style:font-name-complex="Arial Unicode MS" style:font-size-complex="12pt"/>
    </style:style>
    <style:style style:name="T24" style:parent-style-name="Absatz-Standardschriftart" style:family="text">
      <style:text-properties style:font-name-complex="Arial Unicode MS" style:font-size-complex="12pt"/>
    </style:style>
    <style:style style:name="P25" style:parent-style-name="Listenabsatz" style:family="paragraph"/>
    <style:style style:name="T26" style:parent-style-name="Absatz-Standardschriftart" style:family="text">
      <style:text-properties style:font-name-complex="Arial Unicode MS" style:font-size-complex="12pt"/>
    </style:style>
    <style:style style:name="P27" style:parent-style-name="Listenabsatz" style:family="paragraph"/>
    <style:style style:name="P28" style:parent-style-name="Listenabsatz" style:family="paragraph"/>
    <style:style style:name="T29" style:parent-style-name="apple-converted-space" style:family="text">
      <style:text-properties style:font-name="Arial" style:font-name-complex="Arial" fo:color="#252525" fo:font-size="10.5pt" style:font-size-asian="10.5pt" fo:background-color="#FFFFFF"/>
    </style:style>
    <style:style style:name="T30" style:parent-style-name="Absatz-Standardschriftart" style:family="text">
      <style:text-properties style:font-name="Arial" style:font-name-complex="Arial" fo:color="#252525" fo:font-size="10.5pt" style:font-size-asian="10.5pt" fo:background-color="#FFFFFF"/>
    </style:style>
    <style:style style:name="P31"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3" style:parent-style-name="Listenabsatz" style:family="paragraph"/>
    <style:style style:name="P34" style:parent-style-name="Listenabsatz" style:family="paragraph"/>
    <style:style style:name="P35" style:parent-style-name="Listenabsatz" style:family="paragraph"/>
    <style:style style:name="P36" style:parent-style-name="Listenabsatz" style:family="paragraph"/>
    <style:style style:name="P37" style:parent-style-name="Listenabsatz" style:family="paragraph"/>
    <style:style style:name="P38" style:parent-style-name="Standard" style:family="paragraph">
      <style:text-properties style:text-underline-type="single" style:text-underline-style="solid" style:text-underline-width="auto" style:text-underline-mode="continuous"/>
    </style:style>
    <style:style style:name="P39" style:parent-style-name="Standard" style:family="paragraph">
      <style:text-properties style:text-underline-type="single" style:text-underline-style="solid" style:text-underline-width="auto" style:text-underline-mode="continuous"/>
    </style:style>
    <style:style style:name="P40" style:parent-style-name="Standard" style:family="paragraph">
      <style:text-properties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3" style:parent-style-name="Standard" style:family="paragraph">
      <style:text-properties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text-properties style:text-underline-type="single" style:text-underline-style="solid" style:text-underline-width="auto" style:text-underline-mode="continuous"/>
    </style:style>
    <style:style style:name="P48" style:parent-style-name="Standard" style:family="paragraph">
      <style:text-properties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office:automatic-styles>
  <office:body>
    <office:text text:use-soft-page-breaks="true">
      <text:h text:style-name="P1" text:outline-level="1">Aufgabenzettel 1</text:h>
      <text:h text:style-name="P2" text:outline-level="1">1.1</text:h>
      <text:h text:style-name="P3" text:outline-level="1">Es wird davon ausgegangen, dass der Shop nur in Deutschland Artikel verkauft. Damit sind Dinge<text:line-break/>wie VAT, Währungsinformationen und sprachbedingte Informationen<text:s/>nicht notwendig.</text:h>
      <text:p text:style-name="Textbody"/>
      <text:p text:style-name="Textbody">Die Liste der benötigten Elemente wird unten aufgeführt.<text:line-break/>Die Attribute, die als Optional gekennzeichnet sind, könnten auch weggelassen werden.</text:p>
      <text:p text:style-name="Textbody">Die optionalen Werte müssen nicht unbedingt vorhanden sein, da sie nur sekundär benötigt werden. Das heißt dies sind Zusatz Information die man eigentlich nicht unbedingt benötigt um ein Produkt zu verkaufen. Sprich Sachen wie Hersteller, Beschreibungstexte, Bilder.<text:line-break/></text:p>
      <text:p text:style-name="Textbody">1.2</text:p>
      <text:h text:style-name="P4" text:outline-level="1"><text:bookmark-start text:name="firstHeading"/><text:bookmark-end text:name="firstHeading"/>Oracle (Datenbanksystem)</text:h>
      <text:list text:style-name="LFO1" text:continue-numbering="true">
        <text:list-item>
          <text:p text:style-name="P5">Es können<text:span text:style-name="T6"><text:s/></text:span>sowohl <text:a office:title="Relationale Datenbank" xlink:href="https://de.wikipedia.org/wiki/Relationale_Datenbank" office:target-frame-name="_top" xlink:show="replace">relationale Daten</text:a> als auch <text:a office:title="Objektrelationale Datenbank" xlink:href="https://de.wikipedia.org/wiki/Objektrelationale_Datenbank" office:target-frame-name="_top" xlink:show="replace">objektrelationale Daten</text:a> gespeichert werden.</text:p>
        </text:list-item>
        <text:list-item>
          <text:p text:style-name="P7">­Es ist möglich ganze Java Klassen in der Datenbank zu speichern.</text:p>
        </text:list-item>
        <text:list-item>
          <text:p text:style-name="P8">Ein Volumen von 40 EiB (<text:span text:style-name="T9">Exbibyte</text:span><text:span text:style-name="T10"> ) nutzbar</text:span></text:p>
        </text:list-item>
        <text:list-item>
          <text:p text:style-name="P11">Es können XML-Datenstrukturen gespeichert werden.</text:p>
        </text:list-item>
        <text:list-item>
          <text:p text:style-name="P12">Das Speichern von nichtrelationalen Daten wie beispielsweise Video, Musik, Dokumente usw. ist möglich durch<text:s/>sogenannte BLOBs und CLOBs .</text:p>
        </text:list-item>
      </text:list>
      <text:p text:style-name="Textbody"/>
      <text:h text:style-name="P13" text:outline-level="1"><text:bookmark-start text:name="firstHeading3"/><text:bookmark-end text:name="firstHeading3"/>MariaDB</text:h>
      <text:list text:style-name="LFO2" text:continue-numbering="true">
        <text:list-item>
          <text:p text:style-name="P14">Ist ein relationales Datenbankverwaltungssystem.</text:p>
        </text:list-item>
        <text:list-item>
          <text:p text:style-name="P15">Ist Open-Source-Software</text:p>
        </text:list-item>
        <text:list-item>
          <text:p text:style-name="P16">Wurde unter anderem von MySQLs früherem Hauptentwickler <text:a office:title="Michael Widenius" xlink:href="https://de.wikipedia.org/wiki/Michael_Widenius" office:target-frame-name="_top" xlink:show="replace">Ulf Michael Widenius</text:a><text:s/>entwickelt</text:p>
        </text:list-item>
        <text:list-item>
          <text:p text:style-name="P17">Auf einigen Linux-Distributionen als Standard installiert</text:p>
        </text:list-item>
        <text:list-item>
          <text:p text:style-name="P18">Eine Abspaltung von MySQL</text:p>
        </text:list-item>
      </text:list>
      <text:p text:style-name="P19">Microsoft Access</text:p>
      <text:p text:style-name="P20"/>
      <text:list text:style-name="LFO3" text:continue-numbering="true">
        <text:list-item>
          <text:p text:style-name="P21">Relationales Datenbanksystem</text:p>
        </text:list-item>
      </text:list>
      <text:p text:style-name="Standard"/>
      <text:list text:style-name="LFO3" text:continue-numbering="true">
        <text:list-item>
          <text:p text:style-name="P22"><text:span text:style-name="T23">Mit den Werkzeugen einer </text:span><text:a office:title="Integrierte Entwicklungsumgebung" xlink:href="https://de.wikipedia.org/wiki/Integrierte_Entwicklungsumgebung" office:target-frame-name="_top" xlink:show="replace"><text:span text:style-name="T24">integrierten Entwicklungsumgebung</text:span></text:a></text:p>
        </text:list-item>
      </text:list>
      <text:p text:style-name="Standard"/>
      <text:list text:style-name="LFO3" text:continue-numbering="true">
        <text:list-item>
          <text:p text:style-name="P25"><text:span text:style-name="T26">Geeignet für Einzelnutzer oder Kleingruppen</text:span><text:s/></text:p>
        </text:list-item>
      </text:list>
      <text:p text:style-name="Standard"/>
      <text:list text:style-name="LFO3" text:continue-numbering="true">
        <text:list-item>
          <text:p text:style-name="P27">Nur für Windows erhältlich</text:p>
        </text:list-item>
      </text:list>
      <text:p text:style-name="Listenabsatz"/>
      <text:list text:style-name="LFO3" text:continue-numbering="true">
        <text:list-item>
          <text:p text:style-name="P28"><text:span text:style-name="T29"> </text:span>Access unterstützt (mit Einschränkungen) die <text:a office:title="Datenbanksprache" xlink:href="https://de.wikipedia.org/wiki/Datenbanksprache" office:target-frame-name="_top" xlink:show="replace">Datenbank-Programmiersprache</text:a> <text:a office:title="SQL" xlink:href="https://de.wikipedia.org/wiki/SQL" office:target-frame-name="_top" xlink:show="replace">SQL</text:a>-92<text:span text:style-name="T30">.</text:span></text:p>
        </text:list-item>
      </text:list>
      <text:p text:style-name="Listenabsatz"/>
      <text:p text:style-name="Standard"/>
      <text:p text:style-name="P31">Datenbanksysteme</text:p>
      <text:p text:style-name="P32"/>
      <text:p text:style-name="Standard">Hierarchische Datenbank:</text:p>
      <text:list text:style-name="LFO4" text:continue-numbering="true">
        <text:list-item>
          <text:p text:style-name="P33">Die Daten<text:s/>werden in Form einer Baumstruktur abgebildet.</text:p>
        </text:list-item>
      </text:list>
      <text:p text:style-name="Standard"/>
      <text:p text:style-name="Standard">Relationale Datenbank:</text:p>
      <text:list text:style-name="LFO4" text:continue-numbering="true">
        <text:list-item>
          <text:p text:style-name="P34">Die Daten werden zeilenweise in Tabellen verwaltet. Es kann beliebige Beziehungen zwischen Daten geben. Sie werden durch Werte bestimmter Tabellenspalten festgelegt.</text:p>
        </text:list-item>
      </text:list>
      <text:p text:style-name="Listenabsatz"/>
      <text:p text:style-name="Standard">Objektorientierte Datenbank:</text:p>
      <text:list text:style-name="LFO4" text:continue-numbering="true">
        <text:list-item>
          <text:p text:style-name="P35">Zusammengehörende Einheiten werden zusammen abgespeichert</text:p>
        </text:list-item>
      </text:list>
      <text:p text:style-name="Standard"/>
      <text:p text:style-name="Standard">Netzwerkartige Datenbank:</text:p>
      <text:list text:style-name="LFO4" text:continue-numbering="true">
        <text:list-item>
          <text:p text:style-name="P36">Die Datenobjekte werden in Form von Netzen miteinander verbunden.</text:p>
        </text:list-item>
      </text:list>
      <text:p text:style-name="Standard"/>
      <text:p text:style-name="Standard">Dokumentorientierte Datenbank:</text:p>
      <text:list text:style-name="LFO4" text:continue-numbering="true">
        <text:list-item>
          <text:p text:style-name="P37">Die Objekte werden in Dokumenten mit Attributen, ohne die<text:s/>Voraussetzung der Strukturgleichheit, zusammengefasst.</text:p>
        </text:list-item>
      </text:list>
      <text:p text:style-name="Standard"/>
      <text:p text:style-name="Standard">Die verschiedenen Datenbanken unterscheiden sich vor allem dadurch, dass sie andere Strukturen benutzen um die Daten zu speichern. Deswegen wird es Unterschiede in der Laufzeit geben bei verschiedenen<text:s/>Abfragen.</text:p>
      <text:p text:style-name="Standard"/>
      <text:p text:style-name="Standard"/>
      <text:p text:style-name="Standard"/>
      <text:p text:style-name="Standard"/>
      <text:p text:style-name="Standard">1.3</text:p>
      <text:p text:style-name="Standard"/>
      <text:p text:style-name="Standard">Benötigt werden Abfragen, um CRUD(Create, Read, Update, Delete) Operationen durchzuführen. Des Weiteren wird eine Funktionalität benötigt um Relationen zwischen den unterschiedlichen Entitäten herzustellen. Außerdem ist es noch notwendig filtern zu können, um z.B. nur Produkte aufzuführen, die ein Kunde zu einem bestimmten Zeitpunkt bestellt hat.</text:p>
      <text:p text:style-name="Standard"/>
      <text:p text:style-name="P38"/>
      <text:p text:style-name="P39"/>
      <text:p text:style-name="P40"/>
      <text:p text:style-name="P41"/>
      <text:p text:style-name="P42">Information für die Tabellen</text:p>
      <text:p text:style-name="P43"/>
      <text:p text:style-name="P44">Adresse</text:p>
      <text:p text:style-name="Standard">- ID</text:p>
      <text:soft-page-break/>
      <text:p text:style-name="Standard">- Postleitzahl</text:p>
      <text:p text:style-name="Standard">- Ort</text:p>
      <text:p text:style-name="Standard">- Straße</text:p>
      <text:p text:style-name="Standard">- Hausnummer</text:p>
      <text:p text:style-name="Standard">- Zusatz (optional)</text:p>
      <text:p text:style-name="Standard"/>
      <text:p text:style-name="P45">Kunde</text:p>
      <text:p text:style-name="Standard">- ID</text:p>
      <text:p text:style-name="Standard">- Name</text:p>
      <text:p text:style-name="Standard">- Vorname</text:p>
      <text:p text:style-name="Standard">-<text:s/>Mailadresse(optimal)</text:p>
      <text:p text:style-name="Standard">- Telefonnummer(optimal)</text:p>
      <text:p text:style-name="Standard">- AdresseID</text:p>
      <text:p text:style-name="Standard"/>
      <text:p text:style-name="P46">Bestellung</text:p>
      <text:p text:style-name="Standard">- ID</text:p>
      <text:p text:style-name="Standard">- KundenID</text:p>
      <text:p text:style-name="Standard">- AdresseID (optional)</text:p>
      <text:p text:style-name="Standard">- BestellDatum (optional)</text:p>
      <text:p text:style-name="Standard">- ZahlungsartID</text:p>
      <text:p text:style-name="Standard"/>
      <text:p text:style-name="P47">Zahlungsart</text:p>
      <text:p text:style-name="Standard">- ID</text:p>
      <text:p text:style-name="Standard">- Name</text:p>
      <text:p text:style-name="Standard">- Erweiterte Informationen</text:p>
      <text:p text:style-name="Standard"/>
      <text:p text:style-name="P48">Produkt</text:p>
      <text:p text:style-name="Standard">- ID</text:p>
      <text:p text:style-name="Standard">- Typ</text:p>
      <text:p text:style-name="Standard">- Name</text:p>
      <text:p text:style-name="Standard">- Große</text:p>
      <text:p text:style-name="Standard">- Preis</text:p>
      <text:p text:style-name="Standard"/>
      <text:p text:style-name="P49">ProduktInformationen (optional)</text:p>
      <text:p text:style-name="Standard">- ProduktID</text:p>
      <text:p text:style-name="Standard">- Beschreibung</text:p>
      <text:p text:style-name="Standard">- Haupt Information</text:p>
      <text:p text:style-name="Standard">- Hersteller</text:p>
      <text:p text:style-name="Standard"/>
      <text:p text:style-name="P50">BestellungProdukt</text:p>
      <text:p text:style-name="Standard">- ProduktID</text:p>
      <text:p text:style-name="Standard">- BestellungID</text:p>
      <text:p text:style-name="Standard"/>
      <text:p text:style-name="P51">ProduktBild (optional)</text:p>
      <text:p text:style-name="Standard">- ProduktID</text:p>
      <text:p text:style-name="Standard">- Pfad zum Bild</text:p>
      <text:p text:style-name="Standard">- AltLink</text:p>
      <text:p text:style-name="Standard">- ErweiterteInformation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helm Schumacher</dc:creator>
    <meta:creation-date>2015-10-04T21:18:00Z</meta:creation-date>
    <dc:date>2015-10-12T13:27:00Z</dc:date>
    <meta:template xlink:href="Normal" xlink:type="simple"/>
    <meta:editing-cycles>31</meta:editing-cycles>
    <meta:editing-duration>PT0S</meta:editing-duration>
    <meta:document-statistic meta:page-count="3" meta:paragraph-count="7" meta:word-count="534" meta:character-count="3892" meta:row-count="28" meta:non-whitespace-character-count="3365"/>
  </office:meta>
</office:document-meta>
</file>